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11.95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wrap-option="no-wrap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237cm" fo:min-width="1.512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75cm" fo:min-width="1.512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7cm" fo:min-width="1.512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16cm" fo:min-width="1.512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cm" fo:min-width="1.5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layer="layout" svg:width="12.453cm" svg:height="1.5cm" svg:x="4.324cm" svg:y="1cm">
          <draw:text-box>
            <text:p text:style-name="P1"><text:span text:style-name="T1">Neustrukturierung des Bereichs Dokumente &amp; Dateien</text:span></text:p>
            <text:p text:style-name="P2"><text:span text:style-name="T1">Bestandsaufnahme</text:span></text:p>
          </draw:text-box>
        </draw:frame>
        <draw:custom-shape draw:style-name="gr2" draw:text-style-name="P4" draw:id="id1" draw:layer="layout" svg:width="1cm" svg:height="0.75cm" svg:x="1cm" svg:y="2.5cm">
          <text:p text:style-name="P2"><text:span text:style-name="T2">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" draw:layer="layout" svg:width="3cm" svg:height="0.75cm" svg:x="2.5cm" svg:y="4cm">
          <text:p text:style-name="P2"><text:span text:style-name="T2">Interne Inf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4" draw:layer="layout" svg:width="3cm" svg:height="0.75cm" svg:x="6cm" svg:y="5.5cm">
          <text:p text:style-name="P2"><text:span text:style-name="T2">CV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6" draw:layer="layout" svg:width="3cm" svg:height="0.75cm" svg:x="6cm" svg:y="7cm">
          <text:p text:style-name="P2"><text:span text:style-name="T2">Lizenz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8" draw:layer="layout" svg:width="3cm" svg:height="0.75cm" svg:x="6cm" svg:y="8.5cm">
          <text:p text:style-name="P2"><text:span text:style-name="T2">Q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" draw:layer="layout" svg:width="3cm" svg:height="1.5cm" svg:x="6cm" svg:y="10cm">
          <text:p text:style-name="P2"><text:span text:style-name="T2">Selbstbild-Diskussion 0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2" draw:layer="layout" svg:width="3cm" svg:height="0.75cm" svg:x="6cm" svg:y="12.25cm">
          <text:p text:style-name="P2"><text:span text:style-name="T2">Übersetzungen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3" draw:layer="layout" svg:width="2.521cm" svg:height="0.725cm" svg:x="2.5cm" svg:y="2.5cm">
          <draw:text-box>
            <text:p text:style-name="P5"><text:span text:style-name="T2">17 Dateien</text:span></text:p>
          </draw:text-box>
        </draw:frame>
        <draw:connector draw:style-name="gr5" draw:text-style-name="P6" draw:id="id32" draw:layer="layout" svg:x1="1.5cm" svg:y1="3.25cm" svg:x2="2.5cm" svg:y2="4.375cm" draw:start-shape="id1" draw:start-glue-point="2" draw:end-shape="id2" draw:end-glue-point="3">
          <text:p text:style-name="P1"/>
        </draw:connector>
        <draw:connector draw:style-name="gr6" draw:text-style-name="P6" draw:layer="layout" draw:type="line" svg:x1="2cm" svg:y1="2.875cm" svg:x2="2.5cm" svg:y2="2.862cm" draw:start-shape="id1" draw:start-glue-point="1" draw:end-shape="id3" draw:end-glue-point="3">
          <text:p text:style-name="P1"/>
        </draw:connector>
        <draw:frame draw:style-name="gr4" draw:text-style-name="P5" draw:id="id13" draw:layer="layout" svg:width="2.288cm" svg:height="0.725cm" svg:x="6cm" svg:y="4cm">
          <draw:text-box>
            <text:p text:style-name="P5"><text:span text:style-name="T2">5 Dateien</text:span></text:p>
          </draw:text-box>
        </draw:frame>
        <draw:frame draw:style-name="gr4" draw:text-style-name="P5" draw:id="id14" draw:layer="layout" svg:width="2.012cm" svg:height="0.725cm" svg:x="9.5cm" svg:y="5.5cm">
          <draw:text-box>
            <text:p text:style-name="P5"><text:span text:style-name="T2">1 Datei</text:span></text:p>
          </draw:text-box>
        </draw:frame>
        <draw:frame draw:style-name="gr4" draw:text-style-name="P5" draw:id="id15" draw:layer="layout" svg:width="2.288cm" svg:height="0.725cm" svg:x="9.5cm" svg:y="7cm">
          <draw:text-box>
            <text:p text:style-name="P5"><text:span text:style-name="T2">2 Dateien</text:span></text:p>
          </draw:text-box>
        </draw:frame>
        <draw:frame draw:style-name="gr4" draw:text-style-name="P5" draw:id="id16" draw:layer="layout" svg:width="2.288cm" svg:height="0.725cm" svg:x="9.5cm" svg:y="8.5cm">
          <draw:text-box>
            <text:p text:style-name="P5"><text:span text:style-name="T2">8 Dateien</text:span></text:p>
          </draw:text-box>
        </draw:frame>
        <draw:frame draw:style-name="gr4" draw:text-style-name="P5" draw:id="id17" draw:layer="layout" svg:width="2.288cm" svg:height="0.725cm" svg:x="9.5cm" svg:y="10.35cm">
          <draw:text-box>
            <text:p text:style-name="P5"><text:span text:style-name="T2">6 Dateien</text:span></text:p>
          </draw:text-box>
        </draw:frame>
        <draw:custom-shape draw:style-name="gr2" draw:text-style-name="P4" draw:id="id18" draw:layer="layout" svg:width="3cm" svg:height="0.75cm" svg:x="9.5cm" svg:y="13.75cm">
          <text:p text:style-name="P2"><text:span text:style-name="T2">Aufgaben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27" draw:layer="layout" svg:width="2.012cm" svg:height="0.725cm" svg:x="13cm" svg:y="13.75cm">
          <draw:text-box>
            <text:p text:style-name="P5"><text:span text:style-name="T2">1 Datei</text:span></text:p>
          </draw:text-box>
        </draw:frame>
        <draw:connector draw:style-name="gr5" draw:text-style-name="P6" draw:id="id5" draw:layer="layout" svg:x1="4cm" svg:y1="4.75cm" svg:x2="6cm" svg:y2="5.875cm" draw:start-shape="id2" draw:start-glue-point="2" draw:end-shape="id4" draw:end-glue-point="3">
          <text:p text:style-name="P1"/>
        </draw:connector>
        <draw:connector draw:style-name="gr5" draw:text-style-name="P6" draw:id="id7" draw:layer="layout" svg:x1="4cm" svg:y1="5.875cm" svg:x2="6cm" svg:y2="7.375cm" draw:start-shape="id5" draw:start-glue-point="0" draw:end-shape="id6" draw:end-glue-point="3">
          <text:p text:style-name="P1"/>
        </draw:connector>
        <draw:connector draw:style-name="gr5" draw:text-style-name="P6" draw:id="id9" draw:layer="layout" svg:x1="4cm" svg:y1="7.375cm" svg:x2="6cm" svg:y2="8.875cm" draw:start-shape="id7" draw:start-glue-point="0" draw:end-shape="id8" draw:end-glue-point="3">
          <text:p text:style-name="P1"/>
        </draw:connector>
        <draw:connector draw:style-name="gr5" draw:text-style-name="P6" draw:id="id11" draw:layer="layout" svg:x1="4cm" svg:y1="8.875cm" svg:x2="6cm" svg:y2="10.75cm" draw:start-shape="id9" draw:start-glue-point="0" draw:end-shape="id10" draw:end-glue-point="3">
          <text:p text:style-name="P1"/>
        </draw:connector>
        <draw:connector draw:style-name="gr5" draw:text-style-name="P6" draw:layer="layout" svg:x1="4cm" svg:y1="10.75cm" svg:x2="6cm" svg:y2="12.625cm" draw:start-shape="id11" draw:start-glue-point="0" draw:end-shape="id12" draw:end-glue-point="3">
          <text:p text:style-name="P1"/>
        </draw:connector>
        <draw:connector draw:style-name="gr6" draw:text-style-name="P6" draw:layer="layout" draw:type="line" svg:x1="5.5cm" svg:y1="4.375cm" svg:x2="6cm" svg:y2="4.362cm" draw:start-shape="id2" draw:start-glue-point="1" draw:end-shape="id13" draw:end-glue-point="3">
          <text:p text:style-name="P1"/>
        </draw:connector>
        <draw:connector draw:style-name="gr6" draw:text-style-name="P6" draw:layer="layout" draw:type="line" svg:x1="9cm" svg:y1="5.875cm" svg:x2="9.5cm" svg:y2="5.862cm" draw:start-shape="id4" draw:start-glue-point="1" draw:end-shape="id14" draw:end-glue-point="3">
          <text:p text:style-name="P1"/>
        </draw:connector>
        <draw:connector draw:style-name="gr6" draw:text-style-name="P6" draw:layer="layout" draw:type="line" svg:x1="9cm" svg:y1="7.375cm" svg:x2="9.5cm" svg:y2="7.362cm" draw:start-shape="id6" draw:start-glue-point="1" draw:end-shape="id15" draw:end-glue-point="3">
          <text:p text:style-name="P1"/>
        </draw:connector>
        <draw:connector draw:style-name="gr6" draw:text-style-name="P6" draw:layer="layout" draw:type="line" svg:x1="9cm" svg:y1="8.875cm" svg:x2="9.5cm" svg:y2="8.862cm" draw:start-shape="id8" draw:start-glue-point="1" draw:end-shape="id16" draw:end-glue-point="3">
          <text:p text:style-name="P1"/>
        </draw:connector>
        <draw:connector draw:style-name="gr6" draw:text-style-name="P6" draw:layer="layout" draw:type="line" svg:x1="9cm" svg:y1="10.75cm" svg:x2="9.5cm" svg:y2="10.712cm" draw:start-shape="id10" draw:start-glue-point="1" draw:end-shape="id17" draw:end-glue-point="3">
          <text:p text:style-name="P1"/>
        </draw:connector>
        <draw:custom-shape draw:style-name="gr2" draw:text-style-name="P4" draw:id="id20" draw:layer="layout" svg:width="3cm" svg:height="0.75cm" svg:x="9.5cm" svg:y="15.25cm">
          <text:p text:style-name="P2"><text:span text:style-name="T2">Hilfe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28" draw:layer="layout" svg:width="2.288cm" svg:height="0.725cm" svg:x="13cm" svg:y="15.25cm">
          <draw:text-box>
            <text:p text:style-name="P5"><text:span text:style-name="T2">5 Dateien</text:span></text:p>
          </draw:text-box>
        </draw:frame>
        <draw:custom-shape draw:style-name="gr2" draw:text-style-name="P4" draw:id="id22" draw:layer="layout" svg:width="3cm" svg:height="0.75cm" svg:x="9.5cm" svg:y="16.75cm">
          <text:p text:style-name="P2"><text:span text:style-name="T2">Links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29" draw:layer="layout" svg:width="2.288cm" svg:height="0.725cm" svg:x="13cm" svg:y="16.75cm">
          <draw:text-box>
            <text:p text:style-name="P5"><text:span text:style-name="T2">6 Dateien</text:span></text:p>
          </draw:text-box>
        </draw:frame>
        <draw:custom-shape draw:style-name="gr2" draw:text-style-name="P4" draw:id="id24" draw:layer="layout" svg:width="3cm" svg:height="0.75cm" svg:x="9.5cm" svg:y="18.229cm">
          <text:p text:style-name="P2"><text:span text:style-name="T2">Tools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30" draw:layer="layout" svg:width="2.288cm" svg:height="0.725cm" svg:x="12.972cm" svg:y="18.229cm">
          <draw:text-box>
            <text:p text:style-name="P5"><text:span text:style-name="T2">5 Dateien</text:span></text:p>
          </draw:text-box>
        </draw:frame>
        <draw:custom-shape draw:style-name="gr2" draw:text-style-name="P4" draw:id="id26" draw:layer="layout" svg:width="3cm" svg:height="0.75cm" svg:x="9.5cm" svg:y="19.75cm">
          <text:p text:style-name="P2"><text:span text:style-name="T2">Wortlisten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31" draw:layer="layout" svg:width="2.288cm" svg:height="0.725cm" svg:x="13cm" svg:y="19.75cm">
          <draw:text-box>
            <text:p text:style-name="P5"><text:span text:style-name="T2">2 Dateien</text:span></text:p>
          </draw:text-box>
        </draw:frame>
        <draw:custom-shape draw:style-name="gr3" draw:text-style-name="P4" draw:id="id33" draw:layer="layout" svg:width="3cm" svg:height="1.5cm" svg:x="2.5cm" svg:y="21.25cm">
          <text:p text:style-name="P2"><text:span text:style-name="T2">Marketing-material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37" draw:layer="layout" svg:width="2.521cm" svg:height="0.725cm" svg:x="6cm" svg:y="21.6cm">
          <draw:text-box>
            <text:p text:style-name="P5"><text:span text:style-name="T2">18 Dateien</text:span></text:p>
          </draw:text-box>
        </draw:frame>
        <draw:connector draw:style-name="gr5" draw:text-style-name="P6" draw:id="id19" draw:layer="layout" svg:x1="7.5cm" svg:y1="13cm" svg:x2="9.5cm" svg:y2="14.125cm" draw:start-shape="id12" draw:start-glue-point="2" draw:end-shape="id18" draw:end-glue-point="3">
          <text:p text:style-name="P1"/>
        </draw:connector>
        <draw:connector draw:style-name="gr5" draw:text-style-name="P6" draw:id="id21" draw:layer="layout" svg:x1="7.5cm" svg:y1="14.125cm" svg:x2="9.5cm" svg:y2="15.625cm" draw:start-shape="id19" draw:start-glue-point="0" draw:end-shape="id20" draw:end-glue-point="3">
          <text:p text:style-name="P1"/>
        </draw:connector>
        <draw:connector draw:style-name="gr5" draw:text-style-name="P6" draw:id="id23" draw:layer="layout" svg:x1="7.5cm" svg:y1="15.625cm" svg:x2="9.5cm" svg:y2="17.125cm" draw:start-shape="id21" draw:start-glue-point="0" draw:end-shape="id22" draw:end-glue-point="3">
          <text:p text:style-name="P1"/>
        </draw:connector>
        <draw:connector draw:style-name="gr5" draw:text-style-name="P6" draw:id="id25" draw:layer="layout" svg:x1="7.5cm" svg:y1="17.125cm" svg:x2="9.5cm" svg:y2="18.604cm" draw:start-shape="id23" draw:start-glue-point="0" draw:end-shape="id24" draw:end-glue-point="3">
          <text:p text:style-name="P1"/>
        </draw:connector>
        <draw:connector draw:style-name="gr5" draw:text-style-name="P6" draw:layer="layout" svg:x1="7.5cm" svg:y1="18.604cm" svg:x2="9.5cm" svg:y2="20.125cm" draw:start-shape="id25" draw:start-glue-point="0" draw:end-shape="id26" draw:end-glue-point="3">
          <text:p text:style-name="P1"/>
        </draw:connector>
        <draw:connector draw:style-name="gr6" draw:text-style-name="P6" draw:layer="layout" draw:type="line" svg:x1="12.5cm" svg:y1="14.125cm" svg:x2="13cm" svg:y2="14.112cm" draw:start-shape="id18" draw:start-glue-point="1" draw:end-shape="id27" draw:end-glue-point="3">
          <text:p text:style-name="P1"/>
        </draw:connector>
        <draw:connector draw:style-name="gr6" draw:text-style-name="P6" draw:layer="layout" draw:type="line" svg:x1="12.5cm" svg:y1="15.625cm" svg:x2="13cm" svg:y2="15.612cm" draw:start-shape="id20" draw:start-glue-point="1" draw:end-shape="id28" draw:end-glue-point="3">
          <text:p text:style-name="P1"/>
        </draw:connector>
        <draw:connector draw:style-name="gr6" draw:text-style-name="P6" draw:layer="layout" draw:type="line" svg:x1="12.5cm" svg:y1="17.125cm" svg:x2="13cm" svg:y2="17.112cm" draw:start-shape="id22" draw:start-glue-point="1" draw:end-shape="id29" draw:end-glue-point="3">
          <text:p text:style-name="P1"/>
        </draw:connector>
        <draw:connector draw:style-name="gr6" draw:text-style-name="P6" draw:layer="layout" draw:type="line" svg:x1="12.5cm" svg:y1="18.604cm" svg:x2="12.972cm" svg:y2="18.591cm" draw:start-shape="id24" draw:start-glue-point="1" draw:end-shape="id30" draw:end-glue-point="3">
          <text:p text:style-name="P1"/>
        </draw:connector>
        <draw:connector draw:style-name="gr6" draw:text-style-name="P6" draw:layer="layout" draw:type="line" svg:x1="12.5cm" svg:y1="20.125cm" svg:x2="13cm" svg:y2="20.112cm" draw:start-shape="id26" draw:start-glue-point="1" draw:end-shape="id31" draw:end-glue-point="3">
          <text:p text:style-name="P1"/>
        </draw:connector>
        <draw:custom-shape draw:style-name="gr2" draw:text-style-name="P4" draw:id="id36" draw:layer="layout" svg:width="3cm" svg:height="0.75cm" svg:x="6cm" svg:y="23.5cm">
          <text:p text:style-name="P2"><text:span text:style-name="T2">Flyer 2007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cm" svg:y1="8.875cm" svg:x2="6cm" svg:y2="10.75cm">
          <text:p text:style-name="P1"/>
        </draw:connector>
        <draw:frame draw:style-name="gr4" draw:text-style-name="P5" draw:id="id38" draw:layer="layout" svg:width="2.288cm" svg:height="0.725cm" svg:x="9.5cm" svg:y="23.5cm">
          <draw:text-box>
            <text:p text:style-name="P5"><text:span text:style-name="T2">5 Dateien</text:span></text:p>
          </draw:text-box>
        </draw:frame>
        <draw:custom-shape draw:style-name="gr3" draw:text-style-name="P4" draw:id="id35" draw:layer="layout" svg:width="3cm" svg:height="1.5cm" svg:x="2.5cm" svg:y="25cm">
          <text:p text:style-name="P2"><text:span text:style-name="T2">OOo für Macs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39" draw:layer="layout" svg:width="2.012cm" svg:height="0.725cm" svg:x="6.115cm" svg:y="25.357cm">
          <draw:text-box>
            <text:p text:style-name="P5"><text:span text:style-name="T2">1 Datei</text:span></text:p>
          </draw:text-box>
        </draw:frame>
        <draw:connector draw:style-name="gr5" draw:text-style-name="P6" draw:id="id34" draw:layer="layout" svg:x1="1.5cm" svg:y1="4.375cm" svg:x2="2.5cm" svg:y2="22cm" draw:start-shape="id32" draw:start-glue-point="0" draw:end-shape="id33" draw:end-glue-point="3">
          <text:p text:style-name="P1"/>
        </draw:connector>
        <draw:connector draw:style-name="gr5" draw:text-style-name="P6" draw:id="id40" draw:layer="layout" svg:x1="1.5cm" svg:y1="22cm" svg:x2="2.5cm" svg:y2="25.75cm" draw:start-shape="id34" draw:start-glue-point="0" draw:end-shape="id35" draw:end-glue-point="3">
          <text:p text:style-name="P1"/>
        </draw:connector>
        <draw:connector draw:style-name="gr5" draw:text-style-name="P6" draw:layer="layout" svg:x1="4cm" svg:y1="22.75cm" svg:x2="6cm" svg:y2="23.875cm" draw:start-shape="id33" draw:start-glue-point="2" draw:end-shape="id36">
          <text:p text:style-name="P1"/>
        </draw:connector>
        <draw:connector draw:style-name="gr6" draw:text-style-name="P6" draw:layer="layout" draw:type="line" svg:x1="5.5cm" svg:y1="22cm" svg:x2="6cm" svg:y2="21.962cm" draw:start-shape="id33" draw:start-glue-point="1" draw:end-shape="id37" draw:end-glue-point="3">
          <text:p text:style-name="P1"/>
        </draw:connector>
        <draw:connector draw:style-name="gr6" draw:text-style-name="P6" draw:layer="layout" draw:type="line" svg:x1="9cm" svg:y1="23.875cm" svg:x2="9.5cm" svg:y2="23.862cm" draw:start-shape="id36" draw:start-glue-point="1" draw:end-shape="id38">
          <text:p text:style-name="P1"/>
        </draw:connector>
        <draw:connector draw:style-name="gr6" draw:text-style-name="P6" draw:layer="layout" draw:type="line" svg:x1="5.5cm" svg:y1="25.75cm" svg:x2="6.115cm" svg:y2="25.719cm" draw:start-shape="id35" draw:start-glue-point="1" draw:end-shape="id39" draw:end-glue-point="3">
          <text:p text:style-name="P1"/>
        </draw:connector>
        <draw:connector draw:style-name="gr6" draw:text-style-name="P6" draw:layer="layout" svg:x1="1.5cm" svg:y1="25.75cm" svg:x2="1.508cm" svg:y2="28.678cm" draw:start-shape="id40" draw:start-glue-point="0">
          <text:p text:style-name="P1"/>
        </draw:connector>
      </draw:page>
      <draw:page draw:name="page2" draw:style-name="dp1" draw:master-page-name="Standard">
        <office:forms form:automatic-focus="false" form:apply-design-mode="false"/>
        <draw:custom-shape draw:style-name="gr2" draw:text-style-name="P4" draw:id="id46" draw:layer="layout" svg:width="3cm" svg:height="0.75cm" svg:x="2.5cm" svg:y="2.5cm">
          <text:p text:style-name="P2"><text:span text:style-name="T2">OOo testen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47" draw:layer="layout" svg:width="2.288cm" svg:height="0.725cm" svg:x="6cm" svg:y="2.5cm">
          <draw:text-box>
            <text:p text:style-name="P5"><text:span text:style-name="T2">5 Dateien</text:span></text:p>
          </draw:text-box>
        </draw:frame>
        <draw:custom-shape draw:style-name="gr2" draw:text-style-name="P4" draw:id="id41" draw:layer="layout" svg:width="3cm" svg:height="0.75cm" svg:x="2.5cm" svg:y="4cm">
          <text:p text:style-name="P2"><text:span text:style-name="T2">Plakate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48" draw:layer="layout" svg:width="2.288cm" svg:height="0.725cm" svg:x="6cm" svg:y="4cm">
          <draw:text-box>
            <text:p text:style-name="P5"><text:span text:style-name="T2">6 Dateien</text:span></text:p>
          </draw:text-box>
        </draw:frame>
        <draw:custom-shape draw:style-name="gr2" draw:text-style-name="P4" draw:id="id42" draw:layer="layout" svg:width="3cm" svg:height="0.75cm" svg:x="2.5cm" svg:y="5.5cm">
          <text:p text:style-name="P2"><text:span text:style-name="T2">Praesentation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43" draw:layer="layout" svg:width="3cm" svg:height="0.75cm" svg:x="6cm" svg:y="7cm">
          <text:p text:style-name="P2"><text:span text:style-name="T2">OOo Por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id="id49" draw:layer="layout" svg:width="2.012cm" svg:height="0.725cm" svg:x="9.5cm" svg:y="7cm">
          <draw:text-box>
            <text:p text:style-name="P5"><text:span text:style-name="T2">1 Datei</text:span></text:p>
          </draw:text-box>
        </draw:frame>
        <draw:custom-shape draw:style-name="gr2" draw:text-style-name="P4" draw:id="id45" draw:layer="layout" svg:width="3cm" svg:height="1.5cm" svg:x="6cm" svg:y="8.5cm">
          <text:p text:style-name="P2"><text:span text:style-name="T2">Vorlagen</text:span></text:p>
          <text:p text:style-name="P2"><text:span text:style-name="T2">Präsentationen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50" draw:layer="layout" svg:width="2.288cm" svg:height="0.725cm" svg:x="9.5cm" svg:y="8.9cm">
          <draw:text-box>
            <text:p text:style-name="P5"><text:span text:style-name="T2">2 Dateien</text:span></text:p>
          </draw:text-box>
        </draw:frame>
        <draw:connector draw:style-name="gr5" draw:text-style-name="P6" draw:layer="layout" draw:line-skew="-0.268cm" svg:x1="1.536cm" svg:y1="2.874cm" svg:x2="2.5cm" svg:y2="4.375cm" draw:end-shape="id41" draw:end-glue-point="3">
          <text:p text:style-name="P1"/>
        </draw:connector>
        <draw:connector draw:style-name="gr5" draw:text-style-name="P6" draw:layer="layout" draw:line-skew="-0.258cm" svg:x1="1.536cm" svg:y1="4.41cm" svg:x2="2.5cm" svg:y2="5.875cm" draw:end-shape="id42" draw:end-glue-point="3">
          <text:p text:style-name="P1"/>
        </draw:connector>
        <draw:connector draw:style-name="gr5" draw:text-style-name="P6" draw:id="id44" draw:layer="layout" svg:x1="4cm" svg:y1="6.25cm" svg:x2="6cm" svg:y2="7.375cm" draw:start-shape="id42" draw:start-glue-point="2" draw:end-shape="id43" draw:end-glue-point="3">
          <text:p text:style-name="P1"/>
        </draw:connector>
        <draw:connector draw:style-name="gr5" draw:text-style-name="P6" draw:layer="layout" svg:x1="4cm" svg:y1="7.375cm" svg:x2="6cm" svg:y2="9.25cm" draw:start-shape="id44" draw:start-glue-point="0" draw:end-shape="id45" draw:end-glue-point="3">
          <text:p text:style-name="P1"/>
        </draw:connector>
        <draw:connector draw:style-name="gr6" draw:text-style-name="P6" draw:layer="layout" draw:type="line" svg:x1="5.5cm" svg:y1="2.875cm" svg:x2="6cm" svg:y2="2.862cm" draw:start-shape="id46" draw:start-glue-point="1" draw:end-shape="id47" draw:end-glue-point="3">
          <text:p text:style-name="P1"/>
        </draw:connector>
        <draw:connector draw:style-name="gr6" draw:text-style-name="P6" draw:layer="layout" draw:type="line" svg:x1="5.5cm" svg:y1="4.375cm" svg:x2="6cm" svg:y2="4.362cm" draw:start-shape="id41" draw:start-glue-point="1" draw:end-shape="id48" draw:end-glue-point="3">
          <text:p text:style-name="P1"/>
        </draw:connector>
        <draw:connector draw:style-name="gr6" draw:text-style-name="P6" draw:layer="layout" draw:type="line" svg:x1="9cm" svg:y1="7.375cm" svg:x2="9.5cm" svg:y2="7.362cm" draw:start-shape="id43" draw:start-glue-point="1" draw:end-shape="id49" draw:end-glue-point="3">
          <text:p text:style-name="P1"/>
        </draw:connector>
        <draw:connector draw:style-name="gr6" draw:text-style-name="P6" draw:layer="layout" draw:type="line" svg:x1="9cm" svg:y1="9.25cm" svg:x2="9.5cm" svg:y2="9.262cm" draw:start-shape="id45" draw:start-glue-point="1" draw:end-shape="id50" draw:end-glue-point="3">
          <text:p text:style-name="P1"/>
        </draw:connector>
        <draw:custom-shape draw:style-name="gr2" draw:text-style-name="P4" draw:id="id51" draw:layer="layout" svg:width="3cm" svg:height="0.75cm" svg:x="2.5cm" svg:y="10.75cm">
          <text:p text:style-name="P2"><text:span text:style-name="T2">Release-Infos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67" draw:layer="layout" svg:width="2.012cm" svg:height="0.725cm" svg:x="6cm" svg:y="10.775cm">
          <draw:text-box>
            <text:p text:style-name="P5"><text:span text:style-name="T2">1 Datei</text:span></text:p>
          </draw:text-box>
        </draw:frame>
        <draw:custom-shape draw:style-name="gr2" draw:text-style-name="P4" draw:id="id52" draw:layer="layout" svg:width="3cm" svg:height="0.75cm" svg:x="2.5cm" svg:y="12.25cm">
          <text:p text:style-name="P2"><text:span text:style-name="T2">Veranstaltung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53" draw:layer="layout" svg:width="3cm" svg:height="0.75cm" svg:x="6cm" svg:y="13.75cm">
          <text:p text:style-name="P2"><text:span text:style-name="T2">Berlinux 0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55" draw:layer="layout" svg:width="3cm" svg:height="0.75cm" svg:x="6cm" svg:y="15.25cm">
          <text:p text:style-name="P2"><text:span text:style-name="T2">Camp OO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57" draw:layer="layout" svg:width="3cm" svg:height="0.75cm" svg:x="6cm" svg:y="16.75cm">
          <text:p text:style-name="P2"><text:span text:style-name="T2">CeBIT 200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59" draw:layer="layout" svg:width="3cm" svg:height="0.75cm" svg:x="6cm" svg:y="18.25cm">
          <text:p text:style-name="P2"><text:span text:style-name="T2">CeBIT 200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61" draw:layer="layout" svg:width="3cm" svg:height="0.75cm" svg:x="6cm" svg:y="19.75cm">
          <text:p text:style-name="P2"><text:span text:style-name="T2">CeBIT 200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62" draw:layer="layout" svg:width="3cm" svg:height="0.75cm" svg:x="9.5cm" svg:y="21.25cm">
          <text:p text:style-name="P2"><text:span text:style-name="T2">Fot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64" draw:layer="layout" svg:width="3cm" svg:height="0.75cm" svg:x="9.5cm" svg:y="22.75cm">
          <text:p text:style-name="P2"><text:span text:style-name="T2">Vorträg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line-skew="-0.24cm" svg:x1="1.479cm" svg:y1="1.024cm" svg:x2="2.5cm" svg:y2="2.875cm" draw:end-shape="id46" draw:end-glue-point="3">
          <text:p text:style-name="P1"/>
        </draw:connector>
        <draw:frame draw:style-name="gr7" draw:text-style-name="P5" draw:id="id68" draw:layer="layout" svg:width="2.288cm" svg:height="0.725cm" svg:x="9.5cm" svg:y="13.775cm">
          <draw:text-box>
            <text:p text:style-name="P5"><text:span text:style-name="T2">6 Dateien</text:span></text:p>
          </draw:text-box>
        </draw:frame>
        <draw:frame draw:style-name="gr7" draw:text-style-name="P5" draw:id="id69" draw:layer="layout" svg:width="2.521cm" svg:height="0.725cm" svg:x="9.5cm" svg:y="15.275cm">
          <draw:text-box>
            <text:p text:style-name="P5"><text:span text:style-name="T2">15 Dateien</text:span></text:p>
          </draw:text-box>
        </draw:frame>
        <draw:frame draw:style-name="gr7" draw:text-style-name="P5" draw:id="id70" draw:layer="layout" svg:width="2.521cm" svg:height="0.725cm" svg:x="9.479cm" svg:y="16.775cm">
          <draw:text-box>
            <text:p text:style-name="P5"><text:span text:style-name="T2">31 Dateien</text:span></text:p>
          </draw:text-box>
        </draw:frame>
        <draw:frame draw:style-name="gr7" draw:text-style-name="P5" draw:id="id71" draw:layer="layout" svg:width="2.521cm" svg:height="0.725cm" svg:x="9.479cm" svg:y="18.275cm">
          <draw:text-box>
            <text:p text:style-name="P5"><text:span text:style-name="T2">23 Dateien</text:span></text:p>
          </draw:text-box>
        </draw:frame>
        <draw:frame draw:style-name="gr7" draw:text-style-name="P5" draw:id="id72" draw:layer="layout" svg:width="2.492cm" svg:height="0.725cm" svg:x="13cm" svg:y="21.275cm">
          <draw:text-box>
            <text:p text:style-name="P5"><text:span text:style-name="T2">11 Dateien</text:span></text:p>
          </draw:text-box>
        </draw:frame>
        <draw:frame draw:style-name="gr7" draw:text-style-name="P5" draw:id="id73" draw:layer="layout" svg:width="2.288cm" svg:height="0.725cm" svg:x="13cm" svg:y="22.775cm">
          <draw:text-box>
            <text:p text:style-name="P5"><text:span text:style-name="T2">4 Dateien</text:span></text:p>
          </draw:text-box>
        </draw:frame>
        <draw:frame draw:style-name="gr8" draw:text-style-name="P5" draw:id="id74" draw:layer="layout" svg:width="2.288cm" svg:height="0.95cm" svg:x="9.5cm" svg:y="24.55cm">
          <draw:text-box>
            <text:p text:style-name="P5"><text:span text:style-name="T2">3 Dateien</text:span></text:p>
          </draw:text-box>
        </draw:frame>
        <draw:connector draw:style-name="gr5" draw:text-style-name="P6" draw:layer="layout" draw:line-skew="-0.254cm" svg:x1="1.508cm" svg:y1="5.833cm" svg:x2="2.5cm" svg:y2="11.125cm" draw:end-shape="id51" draw:end-glue-point="3">
          <text:p text:style-name="P1"/>
        </draw:connector>
        <draw:connector draw:style-name="gr5" draw:text-style-name="P6" draw:id="id54" draw:layer="layout" svg:x1="4cm" svg:y1="13cm" svg:x2="6cm" svg:y2="14.125cm" draw:start-shape="id52" draw:start-glue-point="2" draw:end-shape="id53" draw:end-glue-point="3">
          <text:p text:style-name="P1"/>
        </draw:connector>
        <draw:connector draw:style-name="gr5" draw:text-style-name="P6" draw:id="id56" draw:layer="layout" svg:x1="4cm" svg:y1="14.125cm" svg:x2="6cm" svg:y2="15.625cm" draw:start-shape="id54" draw:start-glue-point="0" draw:end-shape="id55" draw:end-glue-point="3">
          <text:p text:style-name="P1"/>
        </draw:connector>
        <draw:connector draw:style-name="gr5" draw:text-style-name="P6" draw:id="id58" draw:layer="layout" svg:x1="4cm" svg:y1="15.625cm" svg:x2="6cm" svg:y2="17.125cm" draw:start-shape="id56" draw:start-glue-point="0" draw:end-shape="id57" draw:end-glue-point="3">
          <text:p text:style-name="P1"/>
        </draw:connector>
        <draw:connector draw:style-name="gr5" draw:text-style-name="P6" draw:id="id60" draw:layer="layout" svg:x1="4cm" svg:y1="17.125cm" svg:x2="6cm" svg:y2="18.625cm" draw:start-shape="id58" draw:start-glue-point="0" draw:end-shape="id59" draw:end-glue-point="3">
          <text:p text:style-name="P1"/>
        </draw:connector>
        <draw:connector draw:style-name="gr5" draw:text-style-name="P6" draw:id="id65" draw:layer="layout" svg:x1="4cm" svg:y1="18.625cm" svg:x2="6cm" svg:y2="20.125cm" draw:start-shape="id60" draw:start-glue-point="0" draw:end-shape="id61" draw:end-glue-point="3">
          <text:p text:style-name="P1"/>
        </draw:connector>
        <draw:connector draw:style-name="gr5" draw:text-style-name="P6" draw:id="id63" draw:layer="layout" svg:x1="7.5cm" svg:y1="20.5cm" svg:x2="9.5cm" svg:y2="21.625cm" draw:start-shape="id61" draw:start-glue-point="2" draw:end-shape="id62">
          <text:p text:style-name="P1"/>
        </draw:connector>
        <draw:connector draw:style-name="gr5" draw:text-style-name="P6" draw:layer="layout" svg:x1="7.5cm" svg:y1="21.625cm" svg:x2="9.5cm" svg:y2="23.125cm" draw:start-shape="id63" draw:start-glue-point="0" draw:end-shape="id64" draw:end-glue-point="3">
          <text:p text:style-name="P1"/>
        </draw:connector>
        <draw:connector draw:style-name="gr5" draw:text-style-name="P6" draw:layer="layout" draw:line-skew="-0.208cm" svg:x1="1.422cm" svg:y1="11.152cm" svg:x2="2.5cm" svg:y2="12.625cm" draw:end-shape="id52" draw:end-glue-point="3">
          <text:p text:style-name="P1"/>
        </draw:connector>
        <draw:custom-shape draw:style-name="gr3" draw:text-style-name="P4" draw:id="id66" draw:layer="layout" svg:width="3cm" svg:height="1.5cm" svg:x="6cm" svg:y="24.25cm">
          <text:p text:style-name="P2"><text:span text:style-name="T2">Chemnitzer Linuxtage 200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id="id75" draw:layer="layout" svg:x1="4cm" svg:y1="20.125cm" svg:x2="6cm" svg:y2="25cm" draw:start-shape="id65" draw:start-glue-point="0" draw:end-shape="id66" draw:end-glue-point="3">
          <text:p text:style-name="P1"/>
        </draw:connector>
        <draw:connector draw:style-name="gr6" draw:text-style-name="P6" draw:layer="layout" draw:type="line" svg:x1="5.5cm" svg:y1="11.125cm" svg:x2="6cm" svg:y2="11.137cm" draw:start-shape="id51" draw:start-glue-point="1" draw:end-shape="id67" draw:end-glue-point="3">
          <text:p text:style-name="P1"/>
        </draw:connector>
        <draw:connector draw:style-name="gr6" draw:text-style-name="P6" draw:layer="layout" draw:type="line" svg:x1="9cm" svg:y1="14.125cm" svg:x2="9.5cm" svg:y2="14.137cm" draw:start-shape="id53" draw:start-glue-point="1" draw:end-shape="id68">
          <text:p text:style-name="P1"/>
        </draw:connector>
        <draw:connector draw:style-name="gr6" draw:text-style-name="P6" draw:layer="layout" draw:type="line" svg:x1="9cm" svg:y1="15.625cm" svg:x2="9.5cm" svg:y2="15.637cm" draw:start-shape="id55" draw:start-glue-point="1" draw:end-shape="id69">
          <text:p text:style-name="P1"/>
        </draw:connector>
        <draw:connector draw:style-name="gr6" draw:text-style-name="P6" draw:layer="layout" draw:type="line" svg:x1="9cm" svg:y1="17.125cm" svg:x2="9.479cm" svg:y2="17.137cm" draw:start-shape="id57" draw:start-glue-point="1" draw:end-shape="id70">
          <text:p text:style-name="P1"/>
        </draw:connector>
        <draw:connector draw:style-name="gr6" draw:text-style-name="P6" draw:layer="layout" draw:type="line" svg:x1="9cm" svg:y1="18.625cm" svg:x2="9.479cm" svg:y2="18.637cm" draw:start-shape="id59" draw:start-glue-point="1" draw:end-shape="id71">
          <text:p text:style-name="P1"/>
        </draw:connector>
        <draw:connector draw:style-name="gr6" draw:text-style-name="P6" draw:layer="layout" draw:type="line" svg:x1="12.5cm" svg:y1="21.625cm" svg:x2="13cm" svg:y2="21.637cm" draw:start-shape="id62" draw:start-glue-point="1" draw:end-shape="id72">
          <text:p text:style-name="P1"/>
        </draw:connector>
        <draw:connector draw:style-name="gr6" draw:text-style-name="P6" draw:layer="layout" draw:type="line" svg:x1="12.5cm" svg:y1="23.125cm" svg:x2="13cm" svg:y2="23.137cm" draw:start-shape="id64" draw:start-glue-point="1" draw:end-shape="id73" draw:end-glue-point="3">
          <text:p text:style-name="P1"/>
        </draw:connector>
        <draw:connector draw:style-name="gr6" draw:text-style-name="P6" draw:layer="layout" draw:type="line" svg:x1="9cm" svg:y1="25cm" svg:x2="9.5cm" svg:y2="25.025cm" draw:start-shape="id66" draw:start-glue-point="1" draw:end-shape="id74" draw:end-glue-point="3">
          <text:p text:style-name="P1"/>
        </draw:connector>
        <draw:custom-shape draw:style-name="gr3" draw:text-style-name="P4" draw:id="id76" draw:layer="layout" svg:width="3cm" svg:height="1.5cm" svg:x="6cm" svg:y="26.5cm">
          <text:p text:style-name="P2"><text:span text:style-name="T2">Chemnitzer Linuxtage 2007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id="id78" draw:layer="layout" svg:x1="4cm" svg:y1="25cm" svg:x2="6cm" svg:y2="27.25cm" draw:start-shape="id75" draw:start-glue-point="0" draw:end-shape="id76" draw:end-glue-point="3">
          <text:p text:style-name="P1"/>
        </draw:connector>
        <draw:frame draw:style-name="gr8" draw:text-style-name="P5" draw:id="id77" draw:layer="layout" svg:width="2.521cm" svg:height="0.95cm" svg:x="9.5cm" svg:y="26.8cm">
          <draw:text-box>
            <text:p text:style-name="P5"><text:span text:style-name="T2">10 Dateien</text:span></text:p>
          </draw:text-box>
        </draw:frame>
        <draw:connector draw:style-name="gr6" draw:text-style-name="P6" draw:layer="layout" draw:type="line" svg:x1="9cm" svg:y1="27.25cm" svg:x2="9.5cm" svg:y2="27.275cm" draw:start-shape="id76" draw:end-shape="id77">
          <text:p text:style-name="P1"/>
        </draw:connector>
        <draw:connector draw:style-name="gr5" draw:text-style-name="P6" draw:layer="layout" draw:type="line" svg:x1="4cm" svg:y1="27.25cm" svg:x2="3.995cm" svg:y2="28.628cm" draw:start-shape="id78" draw:start-glue-point="0">
          <text:p text:style-name="P1"/>
        </draw:connector>
        <draw:connector draw:style-name="gr5" draw:text-style-name="P6" draw:layer="layout" draw:type="line" svg:x1="1.508cm" svg:y1="12.621cm" svg:x2="1.535cm" svg:y2="28.708cm">
          <text:p text:style-name="P1"/>
        </draw:connector>
      </draw:page>
      <draw:page draw:name="page3" draw:style-name="dp1" draw:master-page-name="Standard">
        <office:forms form:automatic-focus="false" form:apply-design-mode="false"/>
        <draw:frame draw:style-name="gr4" draw:text-style-name="P5" draw:id="id80" draw:layer="layout" svg:width="2.012cm" svg:height="0.725cm" svg:x="9.49cm" svg:y="2.85cm">
          <draw:text-box>
            <text:p text:style-name="P5"><text:span text:style-name="T2">1 Datei</text:span></text:p>
          </draw:text-box>
        </draw:frame>
        <draw:custom-shape draw:style-name="gr3" draw:text-style-name="P4" draw:id="id79" draw:layer="layout" svg:width="3cm" svg:height="1.5cm" svg:x="6cm" svg:y="2.5cm">
          <text:p text:style-name="P2"><text:span text:style-name="T2">Kölner Linuxtreffen 2006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9cm" svg:y1="3.25cm" svg:x2="9.49cm" svg:y2="3.212cm" draw:start-shape="id79" draw:start-glue-point="1" draw:end-shape="id80" draw:end-glue-point="3">
          <text:p text:style-name="P1"/>
        </draw:connector>
        <draw:custom-shape draw:style-name="gr2" draw:text-style-name="P4" draw:id="id81" draw:layer="layout" svg:width="3cm" svg:height="0.75cm" svg:x="6cm" svg:y="4.75cm">
          <text:p text:style-name="P2"><text:span text:style-name="T2">Linuxday 03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92" draw:layer="layout" svg:width="2.012cm" svg:height="0.725cm" svg:x="9.488cm" svg:y="4.775cm">
          <draw:text-box>
            <text:p text:style-name="P5"><text:span text:style-name="T2">1 Datei</text:span></text:p>
          </draw:text-box>
        </draw:frame>
        <draw:custom-shape draw:style-name="gr2" draw:text-style-name="P4" draw:id="id82" draw:layer="layout" svg:width="3cm" svg:height="0.75cm" svg:x="6cm" svg:y="6.25cm">
          <text:p text:style-name="P2"><text:span text:style-name="T2">Linuxday 2005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93" draw:layer="layout" svg:width="2.288cm" svg:height="0.725cm" svg:x="9.5cm" svg:y="6.275cm">
          <draw:text-box>
            <text:p text:style-name="P5"><text:span text:style-name="T2">4 Dateien</text:span></text:p>
          </draw:text-box>
        </draw:frame>
        <draw:custom-shape draw:style-name="gr2" draw:text-style-name="P4" draw:id="id83" draw:layer="layout" svg:width="3cm" svg:height="0.75cm" svg:x="6cm" svg:y="7.75cm">
          <text:p text:style-name="P2"><text:span text:style-name="T2">LinuxTag 200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84" draw:layer="layout" svg:width="3cm" svg:height="0.75cm" svg:x="6cm" svg:y="9.25cm">
          <text:p text:style-name="P2"><text:span text:style-name="T2">LinuxTag 200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85" draw:layer="layout" svg:width="3cm" svg:height="0.75cm" svg:x="6cm" svg:y="10.75cm">
          <text:p text:style-name="P2"><text:span text:style-name="T2">LinuxTag 2005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94" draw:layer="layout" svg:width="2.288cm" svg:height="0.725cm" svg:x="9.5cm" svg:y="7.775cm">
          <draw:text-box>
            <text:p text:style-name="P5"><text:span text:style-name="T2">4 Dateien</text:span></text:p>
          </draw:text-box>
        </draw:frame>
        <draw:frame draw:style-name="gr4" draw:text-style-name="P5" draw:id="id95" draw:layer="layout" svg:width="2.521cm" svg:height="0.725cm" svg:x="9.5cm" svg:y="9.275cm">
          <draw:text-box>
            <text:p text:style-name="P5"><text:span text:style-name="T2">20 Dateien</text:span></text:p>
          </draw:text-box>
        </draw:frame>
        <draw:custom-shape draw:style-name="gr2" draw:text-style-name="P4" draw:id="id96" draw:layer="layout" svg:width="3cm" svg:height="0.75cm" svg:x="9.5cm" svg:y="12.25cm">
          <text:p text:style-name="P2"><text:span text:style-name="T2">Foli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98" draw:layer="layout" svg:width="3cm" svg:height="0.75cm" svg:x="9.5cm" svg:y="13.75cm">
          <text:p text:style-name="P2"><text:span text:style-name="T2">Fotos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97" draw:layer="layout" svg:width="2.288cm" svg:height="0.725cm" svg:x="13cm" svg:y="12.275cm">
          <draw:text-box>
            <text:p text:style-name="P5"><text:span text:style-name="T2">7 Dateien</text:span></text:p>
          </draw:text-box>
        </draw:frame>
        <draw:frame draw:style-name="gr4" draw:text-style-name="P5" draw:id="id99" draw:layer="layout" svg:width="2.521cm" svg:height="0.725cm" svg:x="13cm" svg:y="13.775cm">
          <draw:text-box>
            <text:p text:style-name="P5"><text:span text:style-name="T2">20 Dateien</text:span></text:p>
          </draw:text-box>
        </draw:frame>
        <draw:custom-shape draw:style-name="gr2" draw:text-style-name="P4" draw:id="id86" draw:layer="layout" svg:width="3cm" svg:height="0.75cm" svg:x="5.979cm" svg:y="15.25cm">
          <text:p text:style-name="P2"><text:span text:style-name="T2">LinuxTag 200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00" draw:layer="layout" svg:width="3cm" svg:height="0.75cm" svg:x="9.479cm" svg:y="16.75cm">
          <text:p text:style-name="P2"><text:span text:style-name="T2">Foli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02" draw:layer="layout" svg:width="3cm" svg:height="0.75cm" svg:x="9.479cm" svg:y="18.25cm">
          <text:p text:style-name="P2"><text:span text:style-name="T2">Fotos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01" draw:layer="layout" svg:width="2.288cm" svg:height="0.725cm" svg:x="12.979cm" svg:y="16.775cm">
          <draw:text-box>
            <text:p text:style-name="P5"><text:span text:style-name="T2">6 Dateien</text:span></text:p>
          </draw:text-box>
        </draw:frame>
        <draw:frame draw:style-name="gr4" draw:text-style-name="P5" draw:id="id103" draw:layer="layout" svg:width="2.521cm" svg:height="0.725cm" svg:x="12.979cm" svg:y="18.275cm">
          <draw:text-box>
            <text:p text:style-name="P5"><text:span text:style-name="T2">16 Dateien</text:span></text:p>
          </draw:text-box>
        </draw:frame>
        <draw:custom-shape draw:style-name="gr3" draw:text-style-name="P4" draw:id="id87" draw:layer="layout" svg:width="3cm" svg:height="1.5cm" svg:x="6cm" svg:y="19.75cm">
          <text:p text:style-name="P2"><text:span text:style-name="T2">Linuxtage Essen 200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06" draw:layer="layout" svg:width="3cm" svg:height="0.75cm" svg:x="9.5cm" svg:y="22cm">
          <text:p text:style-name="P2"><text:span text:style-name="T2">Foli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08" draw:layer="layout" svg:width="3cm" svg:height="0.75cm" svg:x="9.5cm" svg:y="23.5cm">
          <text:p text:style-name="P2"><text:span text:style-name="T2">Vortrag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09" draw:layer="layout" svg:width="2.012cm" svg:height="0.725cm" svg:x="13cm" svg:y="22cm">
          <draw:text-box>
            <text:p text:style-name="P5"><text:span text:style-name="T2">1 Datei</text:span></text:p>
          </draw:text-box>
        </draw:frame>
        <draw:frame draw:style-name="gr9" draw:text-style-name="P5" draw:id="id110" draw:layer="layout" svg:width="2.012cm" svg:height="0.725cm" svg:x="13cm" svg:y="23.5cm">
          <draw:text-box>
            <text:p text:style-name="P5"><text:span text:style-name="T2">1 Datei</text:span></text:p>
          </draw:text-box>
        </draw:frame>
        <draw:custom-shape draw:style-name="gr3" draw:text-style-name="P4" draw:id="id88" draw:layer="layout" svg:width="3cm" svg:height="1.5cm" svg:x="6cm" svg:y="25cm">
          <text:p text:style-name="P2"><text:span text:style-name="T2">LinuxWorld 2005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11" draw:layer="layout" svg:width="2.288cm" svg:height="0.725cm" svg:x="9.5cm" svg:y="25.35cm">
          <draw:text-box>
            <text:p text:style-name="P5"><text:span text:style-name="T2">9 Dateien</text:span></text:p>
          </draw:text-box>
        </draw:frame>
        <draw:custom-shape draw:style-name="gr2" draw:text-style-name="P4" draw:id="id89" draw:layer="layout" svg:width="3cm" svg:height="0.75cm" svg:x="6cm" svg:y="27.25cm">
          <text:p text:style-name="P2"><text:span text:style-name="T2">LOTS 04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12" draw:layer="layout" svg:width="2.288cm" svg:height="0.725cm" svg:x="9.5cm" svg:y="27.275cm">
          <draw:text-box>
            <text:p text:style-name="P5"><text:span text:style-name="T2">2 Dateien</text:span></text:p>
          </draw:text-box>
        </draw:frame>
        <draw:connector draw:style-name="gr5" draw:text-style-name="P6" draw:id="id91" draw:layer="layout" draw:line-skew="-1.5cm" svg:x1="6cm" svg:y1="3.25cm" svg:x2="6cm" svg:y2="5.125cm" draw:start-shape="id79" draw:start-glue-point="3" draw:end-shape="id81" draw:end-glue-point="3">
          <text:p text:style-name="P1"/>
        </draw:connector>
        <draw:connector draw:style-name="gr5" draw:text-style-name="P6" draw:layer="layout" draw:line-skew="-1.5cm" svg:x1="6cm" svg:y1="5.125cm" svg:x2="6cm" svg:y2="6.625cm" draw:start-shape="id81" draw:start-glue-point="3" draw:end-shape="id82" draw:end-glue-point="3">
          <text:p text:style-name="P1"/>
        </draw:connector>
        <draw:connector draw:style-name="gr5" draw:text-style-name="P6" draw:layer="layout" draw:line-skew="-1.5cm" svg:x1="6cm" svg:y1="6.625cm" svg:x2="6cm" svg:y2="8.125cm" draw:start-shape="id82" draw:start-glue-point="3" draw:end-shape="id83" draw:end-glue-point="3">
          <text:p text:style-name="P1"/>
        </draw:connector>
        <draw:connector draw:style-name="gr5" draw:text-style-name="P6" draw:layer="layout" draw:line-skew="-1.5cm" svg:x1="6cm" svg:y1="8.125cm" svg:x2="6cm" svg:y2="9.625cm" draw:start-shape="id83" draw:start-glue-point="3" draw:end-shape="id84" draw:end-glue-point="3">
          <text:p text:style-name="P1"/>
        </draw:connector>
        <draw:connector draw:style-name="gr5" draw:text-style-name="P6" draw:layer="layout" draw:line-skew="-1.5cm" svg:x1="6cm" svg:y1="9.625cm" svg:x2="6cm" svg:y2="11.125cm" draw:start-shape="id84" draw:start-glue-point="3" draw:end-shape="id85" draw:end-glue-point="3">
          <text:p text:style-name="P1"/>
        </draw:connector>
        <draw:connector draw:style-name="gr5" draw:text-style-name="P6" draw:layer="layout" draw:line-skew="-1.479cm" svg:x1="6cm" svg:y1="11.125cm" svg:x2="5.979cm" svg:y2="15.625cm" draw:start-shape="id85" draw:start-glue-point="3" draw:end-shape="id86" draw:end-glue-point="3">
          <text:p text:style-name="P1"/>
        </draw:connector>
        <draw:connector draw:style-name="gr5" draw:text-style-name="P6" draw:layer="layout" draw:line-skew="-1.479cm" svg:x1="5.979cm" svg:y1="15.625cm" svg:x2="6cm" svg:y2="20.5cm" draw:start-shape="id86" draw:start-glue-point="3" draw:end-shape="id87" draw:end-glue-point="3">
          <text:p text:style-name="P1"/>
        </draw:connector>
        <draw:connector draw:style-name="gr5" draw:text-style-name="P6" draw:layer="layout" draw:line-skew="-1.5cm" svg:x1="6cm" svg:y1="20.5cm" svg:x2="6cm" svg:y2="25.75cm" draw:start-shape="id87" draw:start-glue-point="3" draw:end-shape="id88" draw:end-glue-point="3">
          <text:p text:style-name="P1"/>
        </draw:connector>
        <draw:connector draw:style-name="gr5" draw:text-style-name="P6" draw:id="id90" draw:layer="layout" draw:line-skew="-1.5cm" svg:x1="6cm" svg:y1="25.75cm" svg:x2="6cm" svg:y2="27.625cm" draw:start-shape="id88" draw:start-glue-point="3" draw:end-shape="id89" draw:end-glue-point="3">
          <text:p text:style-name="P1"/>
        </draw:connector>
        <draw:connector draw:style-name="gr5" draw:text-style-name="P6" draw:layer="layout" draw:type="line" svg:x1="4cm" svg:y1="26.687cm" svg:x2="3.995cm" svg:y2="28.655cm" draw:start-shape="id90" draw:start-glue-point="0">
          <text:p text:style-name="P1"/>
        </draw:connector>
        <draw:connector draw:style-name="gr5" draw:text-style-name="P6" draw:layer="layout" draw:type="line" svg:x1="4cm" svg:y1="4.187cm" svg:x2="3.995cm" svg:y2="1.005cm" draw:start-shape="id91" draw:start-glue-point="0">
          <text:p text:style-name="P1"/>
        </draw:connector>
        <draw:connector draw:style-name="gr6" draw:text-style-name="P6" draw:layer="layout" draw:type="line" svg:x1="9cm" svg:y1="5.125cm" svg:x2="9.488cm" svg:y2="5.137cm" draw:start-shape="id81" draw:start-glue-point="1" draw:end-shape="id92" draw:end-glue-point="3">
          <text:p text:style-name="P1"/>
        </draw:connector>
        <draw:connector draw:style-name="gr6" draw:text-style-name="P6" draw:layer="layout" draw:type="line" svg:x1="9cm" svg:y1="6.625cm" svg:x2="9.5cm" svg:y2="6.637cm" draw:start-shape="id82" draw:start-glue-point="1" draw:end-shape="id93" draw:end-glue-point="3">
          <text:p text:style-name="P1"/>
        </draw:connector>
        <draw:connector draw:style-name="gr6" draw:text-style-name="P6" draw:layer="layout" draw:type="line" svg:x1="9cm" svg:y1="8.125cm" svg:x2="9.5cm" svg:y2="8.137cm" draw:start-shape="id83" draw:start-glue-point="1" draw:end-shape="id94" draw:end-glue-point="3">
          <text:p text:style-name="P1"/>
        </draw:connector>
        <draw:connector draw:style-name="gr6" draw:text-style-name="P6" draw:layer="layout" draw:type="line" svg:x1="9cm" svg:y1="9.625cm" svg:x2="9.5cm" svg:y2="9.637cm" draw:start-shape="id84" draw:start-glue-point="1" draw:end-shape="id95" draw:end-glue-point="3">
          <text:p text:style-name="P1"/>
        </draw:connector>
        <draw:connector draw:style-name="gr6" draw:text-style-name="P6" draw:layer="layout" draw:type="line" svg:x1="12.5cm" svg:y1="12.625cm" svg:x2="13cm" svg:y2="12.637cm" draw:start-shape="id96" draw:start-glue-point="1" draw:end-shape="id97" draw:end-glue-point="3">
          <text:p text:style-name="P1"/>
        </draw:connector>
        <draw:connector draw:style-name="gr6" draw:text-style-name="P6" draw:layer="layout" draw:type="line" svg:x1="12.5cm" svg:y1="14.125cm" svg:x2="13cm" svg:y2="14.137cm" draw:start-shape="id98" draw:start-glue-point="1" draw:end-shape="id99" draw:end-glue-point="3">
          <text:p text:style-name="P1"/>
        </draw:connector>
        <draw:connector draw:style-name="gr6" draw:text-style-name="P6" draw:layer="layout" draw:type="line" svg:x1="12.479cm" svg:y1="17.125cm" svg:x2="12.979cm" svg:y2="17.137cm" draw:start-shape="id100" draw:start-glue-point="1" draw:end-shape="id101" draw:end-glue-point="3">
          <text:p text:style-name="P1"/>
        </draw:connector>
        <draw:connector draw:style-name="gr6" draw:text-style-name="P6" draw:layer="layout" draw:type="line" svg:x1="12.479cm" svg:y1="18.625cm" svg:x2="12.979cm" svg:y2="18.637cm" draw:start-shape="id102" draw:start-glue-point="1" draw:end-shape="id103" draw:end-glue-point="3">
          <text:p text:style-name="P1"/>
        </draw:connector>
        <draw:connector draw:style-name="gr5" draw:text-style-name="P6" draw:id="id104" draw:layer="layout" svg:x1="7.5cm" svg:y1="11.5cm" svg:x2="9.5cm" svg:y2="12.625cm" draw:start-shape="id85" draw:start-glue-point="2" draw:end-shape="id96">
          <text:p text:style-name="P1"/>
        </draw:connector>
        <draw:connector draw:style-name="gr5" draw:text-style-name="P6" draw:layer="layout" svg:x1="7.5cm" svg:y1="12.625cm" svg:x2="9.5cm" svg:y2="14.125cm" draw:start-shape="id104" draw:start-glue-point="0" draw:end-shape="id98" draw:end-glue-point="3">
          <text:p text:style-name="P1"/>
        </draw:connector>
        <draw:connector draw:style-name="gr5" draw:text-style-name="P6" draw:id="id105" draw:layer="layout" svg:x1="7.479cm" svg:y1="16cm" svg:x2="9.479cm" svg:y2="17.125cm" draw:start-shape="id86" draw:start-glue-point="2" draw:end-shape="id100" draw:end-glue-point="3">
          <text:p text:style-name="P1"/>
        </draw:connector>
        <draw:connector draw:style-name="gr5" draw:text-style-name="P6" draw:layer="layout" svg:x1="7.479cm" svg:y1="17.125cm" svg:x2="9.479cm" svg:y2="18.625cm" draw:start-shape="id105" draw:start-glue-point="0" draw:end-shape="id102" draw:end-glue-point="3">
          <text:p text:style-name="P1"/>
        </draw:connector>
        <draw:connector draw:style-name="gr5" draw:text-style-name="P6" draw:id="id107" draw:layer="layout" svg:x1="7.5cm" svg:y1="21.25cm" svg:x2="9.5cm" svg:y2="22.375cm" draw:start-shape="id87" draw:start-glue-point="2" draw:end-shape="id106" draw:end-glue-point="3">
          <text:p text:style-name="P1"/>
        </draw:connector>
        <draw:connector draw:style-name="gr5" draw:text-style-name="P6" draw:layer="layout" svg:x1="7.5cm" svg:y1="22.375cm" svg:x2="9.5cm" svg:y2="23.875cm" draw:start-shape="id107" draw:start-glue-point="0" draw:end-shape="id108" draw:end-glue-point="3">
          <text:p text:style-name="P1"/>
        </draw:connector>
        <draw:connector draw:style-name="gr6" draw:text-style-name="P6" draw:layer="layout" draw:type="line" svg:x1="12.5cm" svg:y1="22.375cm" svg:x2="13cm" svg:y2="22.362cm" draw:start-shape="id106" draw:start-glue-point="1" draw:end-shape="id109">
          <text:p text:style-name="P1"/>
        </draw:connector>
        <draw:connector draw:style-name="gr6" draw:text-style-name="P6" draw:layer="layout" draw:type="line" svg:x1="12.5cm" svg:y1="23.875cm" svg:x2="13cm" svg:y2="23.862cm" draw:start-shape="id108" draw:start-glue-point="1" draw:end-shape="id110" draw:end-glue-point="3">
          <text:p text:style-name="P1"/>
        </draw:connector>
        <draw:connector draw:style-name="gr6" draw:text-style-name="P6" draw:layer="layout" draw:type="line" svg:x1="9cm" svg:y1="25.75cm" svg:x2="9.5cm" svg:y2="25.712cm" draw:start-shape="id88" draw:start-glue-point="1" draw:end-shape="id111">
          <text:p text:style-name="P1"/>
        </draw:connector>
        <draw:connector draw:style-name="gr6" draw:text-style-name="P6" draw:layer="layout" draw:type="line" svg:x1="9cm" svg:y1="27.625cm" svg:x2="9.5cm" svg:y2="27.637cm" draw:start-shape="id89" draw:start-glue-point="1" draw:end-shape="id112">
          <text:p text:style-name="P1"/>
        </draw:connector>
        <draw:connector draw:style-name="gr5" draw:text-style-name="P6" draw:layer="layout" draw:type="line" svg:x1="1.508cm" svg:y1="1.032cm" svg:x2="1.508cm" svg:y2="28.707cm">
          <text:p text:style-name="P1"/>
        </draw:connector>
      </draw:page>
      <draw:page draw:name="page4" draw:style-name="dp1" draw:master-page-name="Standard">
        <office:forms form:automatic-focus="false" form:apply-design-mode="false"/>
        <draw:frame draw:style-name="gr4" draw:text-style-name="P5" draw:id="id114" draw:layer="layout" svg:width="2.012cm" svg:height="0.725cm" svg:x="9.49cm" svg:y="2.85cm">
          <draw:text-box>
            <text:p text:style-name="P5"><text:span text:style-name="T2">1 Datei</text:span></text:p>
          </draw:text-box>
        </draw:frame>
        <draw:custom-shape draw:style-name="gr3" draw:text-style-name="P4" draw:id="id113" draw:layer="layout" svg:width="3cm" svg:height="1.5cm" svg:x="6cm" svg:y="2.5cm">
          <text:p text:style-name="P2"><text:span text:style-name="T2">MUS-Meeting 2004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9cm" svg:y1="3.25cm" svg:x2="9.49cm" svg:y2="3.212cm" draw:start-shape="id113" draw:start-glue-point="1" draw:end-shape="id114" draw:end-glue-point="3">
          <text:p text:style-name="P1"/>
        </draw:connector>
        <draw:custom-shape draw:style-name="gr2" draw:text-style-name="P4" draw:id="id115" draw:layer="layout" svg:width="3cm" svg:height="0.75cm" svg:x="6cm" svg:y="4.75cm">
          <text:p text:style-name="P2"><text:span text:style-name="T2">OpenExpo 200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17" draw:layer="layout" svg:width="3cm" svg:height="0.75cm" svg:x="6cm" svg:y="10.75cm">
          <text:p text:style-name="P2"><text:span text:style-name="T2">Oscon 2006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35" draw:layer="layout" svg:width="2.288cm" svg:height="0.725cm" svg:x="9.5cm" svg:y="10.775cm">
          <draw:text-box>
            <text:p text:style-name="P5"><text:span text:style-name="T2">3 Dateien</text:span></text:p>
          </draw:text-box>
        </draw:frame>
        <draw:custom-shape draw:style-name="gr2" draw:text-style-name="P4" draw:id="id118" draw:layer="layout" svg:width="3cm" svg:height="0.75cm" svg:x="6cm" svg:y="12.25cm">
          <text:p text:style-name="P2"><text:span text:style-name="T2">QA-Treffen 200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19" draw:layer="layout" svg:width="3cm" svg:height="1.5cm" svg:x="6cm" svg:y="13.75cm">
          <text:p text:style-name="P2"><text:span text:style-name="T2">QA-Wochenende 200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20" draw:layer="layout" svg:width="3cm" svg:height="0.75cm" svg:x="6cm" svg:y="16cm">
          <text:p text:style-name="P2"><text:span text:style-name="T2">Stammtische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36" draw:layer="layout" svg:width="2.288cm" svg:height="0.725cm" svg:x="9.5cm" svg:y="12.275cm">
          <draw:text-box>
            <text:p text:style-name="P5"><text:span text:style-name="T2">2 Dateien</text:span></text:p>
          </draw:text-box>
        </draw:frame>
        <draw:frame draw:style-name="gr4" draw:text-style-name="P5" draw:id="id137" draw:layer="layout" svg:width="2.288cm" svg:height="0.725cm" svg:x="9.5cm" svg:y="14.1cm">
          <draw:text-box>
            <text:p text:style-name="P5"><text:span text:style-name="T2">2 Dateien</text:span></text:p>
          </draw:text-box>
        </draw:frame>
        <draw:custom-shape draw:style-name="gr3" draw:text-style-name="P4" draw:id="id127" draw:layer="layout" svg:width="3cm" svg:height="0.75cm" svg:x="9.5cm" svg:y="17.5cm">
          <text:p text:style-name="P2"><text:span text:style-name="T2">München, 14.6.200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21" draw:layer="layout" svg:width="3cm" svg:height="0.75cm" svg:x="6cm" svg:y="19cm">
          <text:p text:style-name="P2"><text:span text:style-name="T2">Systems 2004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38" draw:layer="layout" svg:width="2.288cm" svg:height="0.725cm" svg:x="13cm" svg:y="17.525cm">
          <draw:text-box>
            <text:p text:style-name="P5"><text:span text:style-name="T2">6 Dateien</text:span></text:p>
          </draw:text-box>
        </draw:frame>
        <draw:frame draw:style-name="gr4" draw:text-style-name="P5" draw:id="id139" draw:layer="layout" svg:width="2.521cm" svg:height="0.725cm" svg:x="9.5cm" svg:y="19.025cm">
          <draw:text-box>
            <text:p text:style-name="P5"><text:span text:style-name="T2">12 Dateien</text:span></text:p>
          </draw:text-box>
        </draw:frame>
        <draw:frame draw:style-name="gr4" draw:text-style-name="P5" draw:id="id134" draw:layer="layout" svg:width="2.288cm" svg:height="0.725cm" svg:x="9.5cm" svg:y="4.775cm">
          <draw:text-box>
            <text:p text:style-name="P5"><text:span text:style-name="T2">5 Dateien</text:span></text:p>
          </draw:text-box>
        </draw:frame>
        <draw:custom-shape draw:style-name="gr2" draw:text-style-name="P4" draw:id="id116" draw:layer="layout" svg:width="3cm" svg:height="0.75cm" svg:x="5.979cm" svg:y="6.25cm">
          <text:p text:style-name="P2"><text:span text:style-name="T2">Orbit iEX 200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24" draw:layer="layout" svg:width="3cm" svg:height="0.75cm" svg:x="9.479cm" svg:y="7.75cm">
          <text:p text:style-name="P2"><text:span text:style-name="T2">Fot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26" draw:layer="layout" svg:width="3cm" svg:height="0.75cm" svg:x="9.479cm" svg:y="9.25cm">
          <text:p text:style-name="P2"><text:span text:style-name="T2">Vortrag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88cm" svg:height="0.725cm" svg:x="12.979cm" svg:y="7.775cm">
          <draw:text-box>
            <text:p text:style-name="P5"><text:span text:style-name="T2">5 Dateien</text:span></text:p>
          </draw:text-box>
        </draw:frame>
        <draw:frame draw:style-name="gr4" draw:text-style-name="P5" draw:layer="layout" svg:width="2.288cm" svg:height="0.725cm" svg:x="13cm" svg:y="9.275cm">
          <draw:text-box>
            <text:p text:style-name="P5"><text:span text:style-name="T2">4 Dateien</text:span></text:p>
          </draw:text-box>
        </draw:frame>
        <draw:custom-shape draw:style-name="gr2" draw:text-style-name="P4" draw:id="id122" draw:layer="layout" svg:width="3cm" svg:height="0.75cm" svg:x="6cm" svg:y="20.5cm">
          <text:p text:style-name="P2"><text:span text:style-name="T2">Systems 200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28" draw:layer="layout" svg:width="3cm" svg:height="0.75cm" svg:x="9.5cm" svg:y="22cm">
          <text:p text:style-name="P2"><text:span text:style-name="T2">Bild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30" draw:layer="layout" svg:width="3cm" svg:height="0.75cm" svg:x="9.5cm" svg:y="23.5cm">
          <text:p text:style-name="P2"><text:span text:style-name="T2">Vortrag</text:span></text:p>
          <draw:enhanced-geometry svg:viewBox="0 0 21600 21600" draw:type="rectangle" draw:enhanced-path="M 0 0 L 21600 0 21600 21600 0 21600 0 0 Z N"/>
        </draw:custom-shape>
        <draw:frame draw:style-name="gr10" draw:text-style-name="P5" draw:id="id140" draw:layer="layout" svg:width="2.521cm" svg:height="0.725cm" svg:x="13cm" svg:y="22cm">
          <draw:text-box>
            <text:p text:style-name="P5"><text:span text:style-name="T2">20 Dateien</text:span></text:p>
          </draw:text-box>
        </draw:frame>
        <draw:frame draw:style-name="gr4" draw:text-style-name="P5" draw:id="id141" draw:layer="layout" svg:width="2.288cm" svg:height="0.725cm" svg:x="13.021cm" svg:y="23.525cm">
          <draw:text-box>
            <text:p text:style-name="P5"><text:span text:style-name="T2">2 Dateien</text:span></text:p>
          </draw:text-box>
        </draw:frame>
        <draw:custom-shape draw:style-name="gr2" draw:text-style-name="P4" draw:id="id123" draw:layer="layout" svg:width="3cm" svg:height="0.75cm" svg:x="5.979cm" svg:y="25cm">
          <text:p text:style-name="P2"><text:span text:style-name="T2">Systems 200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31" draw:layer="layout" svg:width="3cm" svg:height="0.75cm" svg:x="9.479cm" svg:y="26.5cm">
          <text:p text:style-name="P2"><text:span text:style-name="T2">Fot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33" draw:layer="layout" svg:width="3cm" svg:height="0.75cm" svg:x="9.479cm" svg:y="28cm">
          <text:p text:style-name="P2"><text:span text:style-name="T2">Vorträge</text:span></text:p>
          <draw:enhanced-geometry svg:viewBox="0 0 21600 21600" draw:type="rectangle" draw:enhanced-path="M 0 0 L 21600 0 21600 21600 0 21600 0 0 Z N"/>
        </draw:custom-shape>
        <draw:frame draw:style-name="gr10" draw:text-style-name="P5" draw:id="id142" draw:layer="layout" svg:width="2.521cm" svg:height="0.725cm" svg:x="12.979cm" svg:y="26.5cm">
          <draw:text-box>
            <text:p text:style-name="P5"><text:span text:style-name="T2">14 Dateien</text:span></text:p>
          </draw:text-box>
        </draw:frame>
        <draw:connector draw:style-name="gr5" draw:text-style-name="P6" draw:layer="layout" draw:line-skew="-1.493cm" svg:x1="6cm" svg:y1="3.25cm" svg:x2="6cm" svg:y2="5.125cm" draw:start-shape="id113" draw:start-glue-point="3" draw:end-shape="id115" draw:end-glue-point="3">
          <text:p text:style-name="P1"/>
        </draw:connector>
        <draw:connector draw:style-name="gr5" draw:text-style-name="P6" draw:layer="layout" draw:line-skew="-1.479cm" svg:x1="6cm" svg:y1="5.125cm" svg:x2="5.979cm" svg:y2="6.625cm" draw:start-shape="id115" draw:start-glue-point="3" draw:end-shape="id116">
          <text:p text:style-name="P1"/>
        </draw:connector>
        <draw:connector draw:style-name="gr5" draw:text-style-name="P6" draw:layer="layout" draw:line-skew="-1.479cm" svg:x1="5.979cm" svg:y1="6.625cm" svg:x2="6cm" svg:y2="11.125cm" draw:start-shape="id116" draw:start-glue-point="3" draw:end-shape="id117" draw:end-glue-point="3">
          <text:p text:style-name="P1"/>
        </draw:connector>
        <draw:connector draw:style-name="gr5" draw:text-style-name="P6" draw:layer="layout" draw:line-skew="-1.461cm" svg:x1="6cm" svg:y1="11.125cm" svg:x2="6cm" svg:y2="12.625cm" draw:start-shape="id117" draw:start-glue-point="3" draw:end-shape="id118" draw:end-glue-point="3">
          <text:p text:style-name="P1"/>
        </draw:connector>
        <draw:connector draw:style-name="gr5" draw:text-style-name="P6" draw:layer="layout" draw:line-skew="-1.461cm" svg:x1="6cm" svg:y1="12.625cm" svg:x2="6cm" svg:y2="14.5cm" draw:start-shape="id118" draw:start-glue-point="3" draw:end-shape="id119" draw:end-glue-point="3">
          <text:p text:style-name="P1"/>
        </draw:connector>
        <draw:connector draw:style-name="gr5" draw:text-style-name="P6" draw:layer="layout" draw:line-skew="-1.5cm" svg:x1="6cm" svg:y1="14.5cm" svg:x2="6cm" svg:y2="16.375cm" draw:start-shape="id119" draw:start-glue-point="3" draw:end-shape="id120" draw:end-glue-point="3">
          <text:p text:style-name="P1"/>
        </draw:connector>
        <draw:connector draw:style-name="gr5" draw:text-style-name="P6" draw:layer="layout" draw:line-skew="-1.5cm" svg:x1="6cm" svg:y1="16.375cm" svg:x2="6cm" svg:y2="19.375cm" draw:start-shape="id120" draw:start-glue-point="3" draw:end-shape="id121" draw:end-glue-point="3">
          <text:p text:style-name="P1"/>
        </draw:connector>
        <draw:connector draw:style-name="gr5" draw:text-style-name="P6" draw:layer="layout" draw:line-skew="-1.5cm" svg:x1="6cm" svg:y1="19.375cm" svg:x2="6cm" svg:y2="20.875cm" draw:start-shape="id121" draw:start-glue-point="3" draw:end-shape="id122">
          <text:p text:style-name="P1"/>
        </draw:connector>
        <draw:connector draw:style-name="gr5" draw:text-style-name="P6" draw:layer="layout" draw:line-skew="-1.479cm" svg:x1="6cm" svg:y1="20.875cm" svg:x2="5.979cm" svg:y2="25.375cm" draw:start-shape="id122" draw:start-glue-point="3" draw:end-shape="id123">
          <text:p text:style-name="P1"/>
        </draw:connector>
        <draw:connector draw:style-name="gr5" draw:text-style-name="P6" draw:id="id125" draw:layer="layout" svg:x1="7.479cm" svg:y1="7cm" svg:x2="9.479cm" svg:y2="8.125cm" draw:start-shape="id116" draw:start-glue-point="2" draw:end-shape="id124" draw:end-glue-point="3">
          <text:p text:style-name="P1"/>
        </draw:connector>
        <draw:connector draw:style-name="gr5" draw:text-style-name="P6" draw:layer="layout" svg:x1="7.479cm" svg:y1="8.125cm" svg:x2="9.479cm" svg:y2="9.625cm" draw:start-shape="id125" draw:start-glue-point="0" draw:end-shape="id126" draw:end-glue-point="3">
          <text:p text:style-name="P1"/>
        </draw:connector>
        <draw:connector draw:style-name="gr5" draw:text-style-name="P6" draw:layer="layout" svg:x1="7.5cm" svg:y1="16.75cm" svg:x2="9.5cm" svg:y2="17.875cm" draw:start-shape="id120" draw:start-glue-point="2" draw:end-shape="id127" draw:end-glue-point="3">
          <text:p text:style-name="P1"/>
        </draw:connector>
        <draw:connector draw:style-name="gr5" draw:text-style-name="P6" draw:id="id129" draw:layer="layout" svg:x1="7.5cm" svg:y1="21.25cm" svg:x2="9.5cm" svg:y2="22.375cm" draw:start-shape="id122" draw:start-glue-point="2" draw:end-shape="id128" draw:end-glue-point="3">
          <text:p text:style-name="P1"/>
        </draw:connector>
        <draw:connector draw:style-name="gr5" draw:text-style-name="P6" draw:layer="layout" svg:x1="7.5cm" svg:y1="22.375cm" svg:x2="9.5cm" svg:y2="23.875cm" draw:start-shape="id129" draw:start-glue-point="0" draw:end-shape="id130" draw:end-glue-point="3">
          <text:p text:style-name="P1"/>
        </draw:connector>
        <draw:connector draw:style-name="gr5" draw:text-style-name="P6" draw:id="id132" draw:layer="layout" svg:x1="7.479cm" svg:y1="25.75cm" svg:x2="9.479cm" svg:y2="26.875cm" draw:start-shape="id123" draw:start-glue-point="2" draw:end-shape="id131" draw:end-glue-point="3">
          <text:p text:style-name="P1"/>
        </draw:connector>
        <draw:connector draw:style-name="gr5" draw:text-style-name="P6" draw:layer="layout" svg:x1="7.479cm" svg:y1="26.875cm" svg:x2="9.479cm" svg:y2="28.375cm" draw:start-shape="id132" draw:start-glue-point="0" draw:end-shape="id133" draw:end-glue-point="3">
          <text:p text:style-name="P1"/>
        </draw:connector>
        <draw:connector draw:style-name="gr6" draw:text-style-name="P6" draw:layer="layout" draw:type="line" svg:x1="9cm" svg:y1="5.125cm" svg:x2="9.5cm" svg:y2="5.137cm" draw:start-shape="id115" draw:start-glue-point="1" draw:end-shape="id134">
          <text:p text:style-name="P1"/>
        </draw:connector>
        <draw:connector draw:style-name="gr6" draw:text-style-name="P6" draw:layer="layout" draw:type="line" svg:x1="12.479cm" svg:y1="8.125cm" svg:x2="13.176cm" svg:y2="8.123cm" draw:start-shape="id124" draw:start-glue-point="1">
          <text:p text:style-name="P1"/>
        </draw:connector>
        <draw:connector draw:style-name="gr6" draw:text-style-name="P6" draw:layer="layout" draw:type="line" svg:x1="12.479cm" svg:y1="9.625cm" svg:x2="13.229cm" svg:y2="9.684cm" draw:start-shape="id126" draw:start-glue-point="1">
          <text:p text:style-name="P1"/>
        </draw:connector>
        <draw:connector draw:style-name="gr6" draw:text-style-name="P6" draw:layer="layout" draw:type="line" svg:x1="9cm" svg:y1="11.125cm" svg:x2="9.5cm" svg:y2="11.137cm" draw:start-shape="id117" draw:start-glue-point="1" draw:end-shape="id135" draw:end-glue-point="3">
          <text:p text:style-name="P1"/>
        </draw:connector>
        <draw:connector draw:style-name="gr6" draw:text-style-name="P6" draw:layer="layout" draw:type="line" svg:x1="9cm" svg:y1="12.625cm" svg:x2="9.5cm" svg:y2="12.637cm" draw:start-shape="id118" draw:start-glue-point="1" draw:end-shape="id136" draw:end-glue-point="3">
          <text:p text:style-name="P1"/>
        </draw:connector>
        <draw:connector draw:style-name="gr6" draw:text-style-name="P6" draw:layer="layout" draw:type="line" svg:x1="9cm" svg:y1="14.5cm" svg:x2="9.5cm" svg:y2="14.462cm" draw:start-shape="id119" draw:start-glue-point="1" draw:end-shape="id137">
          <text:p text:style-name="P1"/>
        </draw:connector>
        <draw:connector draw:style-name="gr6" draw:text-style-name="P6" draw:layer="layout" draw:type="line" svg:x1="12.5cm" svg:y1="17.875cm" svg:x2="13cm" svg:y2="17.887cm" draw:start-shape="id127" draw:start-glue-point="1" draw:end-shape="id138">
          <text:p text:style-name="P1"/>
        </draw:connector>
        <draw:connector draw:style-name="gr6" draw:text-style-name="P6" draw:layer="layout" draw:type="line" svg:x1="9cm" svg:y1="19.375cm" svg:x2="9.5cm" svg:y2="19.387cm" draw:start-shape="id121" draw:start-glue-point="1" draw:end-shape="id139">
          <text:p text:style-name="P1"/>
        </draw:connector>
        <draw:connector draw:style-name="gr6" draw:text-style-name="P6" draw:layer="layout" draw:type="line" svg:x1="12.5cm" svg:y1="22.375cm" svg:x2="13cm" svg:y2="22.362cm" draw:start-shape="id128" draw:start-glue-point="1" draw:end-shape="id140">
          <text:p text:style-name="P1"/>
        </draw:connector>
        <draw:connector draw:style-name="gr6" draw:text-style-name="P6" draw:layer="layout" draw:type="line" svg:x1="12.5cm" svg:y1="23.875cm" svg:x2="13.021cm" svg:y2="23.887cm" draw:start-shape="id130" draw:end-shape="id141">
          <text:p text:style-name="P1"/>
        </draw:connector>
        <draw:connector draw:style-name="gr6" draw:text-style-name="P6" draw:layer="layout" draw:type="line" svg:x1="12.479cm" svg:y1="26.875cm" svg:x2="12.979cm" svg:y2="26.862cm" draw:start-shape="id131" draw:start-glue-point="1" draw:end-shape="id142" draw:end-glue-point="3">
          <text:p text:style-name="P1"/>
        </draw:connector>
        <draw:connector draw:style-name="gr5" draw:text-style-name="P6" draw:layer="layout" draw:type="line" svg:x1="1.508cm" svg:y1="1.005cm" svg:x2="1.508cm" svg:y2="28.628cm">
          <text:p text:style-name="P1"/>
        </draw:connector>
      </draw:page>
      <draw:page draw:name="page5" draw:style-name="dp1" draw:master-page-name="Standard">
        <office:forms form:automatic-focus="false" form:apply-design-mode="false"/>
        <draw:custom-shape draw:style-name="gr2" draw:text-style-name="P4" draw:id="id157" draw:layer="layout" svg:width="3cm" svg:height="0.75cm" svg:x="2.5cm" svg:y="5.5cm">
          <text:p text:style-name="P2"><text:span text:style-name="T2">Zusatzprogr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47" draw:layer="layout" svg:width="3cm" svg:height="0.75cm" svg:x="6cm" svg:y="7cm">
          <text:p text:style-name="P2"><text:span text:style-name="T2">Buchhalt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49" draw:layer="layout" svg:width="3cm" svg:height="0.75cm" svg:x="6cm" svg:y="8.5cm">
          <text:p text:style-name="P2"><text:span text:style-name="T2">CMS / DMS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48" draw:layer="layout" svg:width="2.012cm" svg:height="0.725cm" svg:x="9.5cm" svg:y="7cm">
          <draw:text-box>
            <text:p text:style-name="P5"><text:span text:style-name="T2">1 Datei</text:span></text:p>
          </draw:text-box>
        </draw:frame>
        <draw:frame draw:style-name="gr4" draw:text-style-name="P5" draw:id="id150" draw:layer="layout" svg:width="2.288cm" svg:height="0.725cm" svg:x="9.521cm" svg:y="8.525cm">
          <draw:text-box>
            <text:p text:style-name="P5"><text:span text:style-name="T2">2 Dateien</text:span></text:p>
          </draw:text-box>
        </draw:frame>
        <draw:custom-shape draw:style-name="gr2" draw:text-style-name="P4" draw:id="id143" draw:layer="layout" svg:width="3cm" svg:height="0.75cm" svg:x="2.5cm" svg:y="2.5cm">
          <text:p text:style-name="P2"><text:span text:style-name="T2">Vorlagen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44" draw:layer="layout" svg:width="2.288cm" svg:height="0.725cm" svg:x="6cm" svg:y="2.5cm">
          <draw:text-box>
            <text:p text:style-name="P5"><text:span text:style-name="T2">6 Dateien</text:span></text:p>
          </draw:text-box>
        </draw:frame>
        <draw:custom-shape draw:style-name="gr2" draw:text-style-name="P4" draw:id="id145" draw:layer="layout" svg:width="3cm" svg:height="0.75cm" svg:x="2.5cm" svg:y="4cm">
          <text:p text:style-name="P2"><text:span text:style-name="T2">Webseite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46" draw:layer="layout" svg:width="2.012cm" svg:height="0.725cm" svg:x="6cm" svg:y="4cm">
          <draw:text-box>
            <text:p text:style-name="P5"><text:span text:style-name="T2">1 Datei</text:span></text:p>
          </draw:text-box>
        </draw:frame>
        <draw:custom-shape draw:style-name="gr2" draw:text-style-name="P4" draw:id="id160" draw:layer="layout" svg:width="3cm" svg:height="0.75cm" svg:x="2.5cm" svg:y="10cm">
          <text:p text:style-name="P2"><text:span text:style-name="T2">Datenbank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59" draw:layer="layout" svg:width="3cm" svg:height="0.75cm" svg:x="2.5cm" svg:y="11.5cm">
          <text:p text:style-name="P2"><text:span text:style-name="T2">Groupwa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51" draw:layer="layout" svg:width="3cm" svg:height="0.75cm" svg:x="6cm" svg:y="13cm">
          <text:p text:style-name="P2"><text:span text:style-name="T2">open-plenum-info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52" draw:layer="layout" svg:width="2.288cm" svg:height="0.725cm" svg:x="9.52cm" svg:y="13cm">
          <draw:text-box>
            <text:p text:style-name="P5"><text:span text:style-name="T2">4 Dateien</text:span></text:p>
          </draw:text-box>
        </draw:frame>
        <draw:custom-shape draw:style-name="gr2" draw:text-style-name="P4" draw:id="id161" draw:layer="layout" svg:width="3cm" svg:height="0.75cm" svg:x="2.5cm" svg:y="17.5cm">
          <text:p text:style-name="P2"><text:span text:style-name="T2">Übersetzung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53" draw:layer="layout" svg:width="3cm" svg:height="0.75cm" svg:x="2.5cm" svg:y="14.5cm">
          <text:p text:style-name="P2"><text:span text:style-name="T2">Makr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55" draw:layer="layout" svg:width="3cm" svg:height="0.75cm" svg:x="2.5cm" svg:y="16cm">
          <text:p text:style-name="P2"><text:span text:style-name="T2">Migration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56" draw:layer="layout" svg:width="2.012cm" svg:height="0.725cm" svg:x="6cm" svg:y="16cm">
          <draw:text-box>
            <text:p text:style-name="P5"><text:span text:style-name="T2">1 Datei</text:span></text:p>
          </draw:text-box>
        </draw:frame>
        <draw:frame draw:style-name="gr4" draw:text-style-name="P5" draw:id="id154" draw:layer="layout" svg:width="2.012cm" svg:height="0.725cm" svg:x="6cm" svg:y="14.5cm">
          <draw:text-box>
            <text:p text:style-name="P5"><text:span text:style-name="T2">1 Datei</text:span></text:p>
          </draw:text-box>
        </draw:frame>
        <draw:frame draw:style-name="gr4" draw:text-style-name="P5" draw:id="id163" draw:layer="layout" svg:width="2.012cm" svg:height="0.725cm" svg:x="6cm" svg:y="17.5cm">
          <draw:text-box>
            <text:p text:style-name="P5"><text:span text:style-name="T2">1 Datei</text:span></text:p>
          </draw:text-box>
        </draw:frame>
        <draw:connector draw:style-name="gr6" draw:text-style-name="P6" draw:layer="layout" draw:type="line" svg:x1="5.5cm" svg:y1="2.875cm" svg:x2="6cm" svg:y2="2.862cm" draw:start-shape="id143" draw:end-shape="id144">
          <text:p text:style-name="P1"/>
        </draw:connector>
        <draw:connector draw:style-name="gr6" draw:text-style-name="P6" draw:layer="layout" draw:type="line" svg:x1="5.5cm" svg:y1="4.375cm" svg:x2="6cm" svg:y2="4.362cm" draw:start-shape="id145" draw:end-shape="id146">
          <text:p text:style-name="P1"/>
        </draw:connector>
        <draw:connector draw:style-name="gr6" draw:text-style-name="P6" draw:layer="layout" draw:type="line" svg:x1="9cm" svg:y1="7.375cm" svg:x2="9.5cm" svg:y2="7.362cm" draw:start-shape="id147" draw:end-shape="id148" draw:end-glue-point="3">
          <text:p text:style-name="P1"/>
        </draw:connector>
        <draw:connector draw:style-name="gr6" draw:text-style-name="P6" draw:layer="layout" draw:type="line" svg:x1="9cm" svg:y1="8.875cm" svg:x2="9.521cm" svg:y2="8.887cm" draw:start-shape="id149" draw:end-shape="id150" draw:end-glue-point="3">
          <text:p text:style-name="P1"/>
        </draw:connector>
        <draw:connector draw:style-name="gr6" draw:text-style-name="P6" draw:layer="layout" draw:type="line" svg:x1="9cm" svg:y1="13.375cm" svg:x2="9.52cm" svg:y2="13.362cm" draw:start-shape="id151" draw:end-shape="id152" draw:end-glue-point="3">
          <text:p text:style-name="P1"/>
        </draw:connector>
        <draw:connector draw:style-name="gr6" draw:text-style-name="P6" draw:layer="layout" draw:type="line" svg:x1="5.5cm" svg:y1="14.875cm" svg:x2="6cm" svg:y2="14.862cm" draw:start-shape="id153" draw:start-glue-point="1" draw:end-shape="id154" draw:end-glue-point="3">
          <text:p text:style-name="P1"/>
        </draw:connector>
        <draw:connector draw:style-name="gr6" draw:text-style-name="P6" draw:layer="layout" draw:type="line" svg:x1="5.5cm" svg:y1="16.375cm" svg:x2="6cm" svg:y2="16.362cm" draw:start-shape="id155" draw:start-glue-point="1" draw:end-shape="id156" draw:end-glue-point="3">
          <text:p text:style-name="P1"/>
        </draw:connector>
        <draw:connector draw:style-name="gr5" draw:text-style-name="P6" draw:id="id158" draw:layer="layout" svg:x1="4cm" svg:y1="6.25cm" svg:x2="6cm" svg:y2="7.375cm" draw:start-shape="id157" draw:end-shape="id147" draw:end-glue-point="3">
          <text:p text:style-name="P1"/>
        </draw:connector>
        <draw:connector draw:style-name="gr5" draw:text-style-name="P6" draw:layer="layout" svg:x1="4cm" svg:y1="7.375cm" svg:x2="6cm" svg:y2="8.875cm" draw:start-shape="id158" draw:start-glue-point="0" draw:end-shape="id149" draw:end-glue-point="3">
          <text:p text:style-name="P1"/>
        </draw:connector>
        <draw:connector draw:style-name="gr5" draw:text-style-name="P6" draw:layer="layout" svg:x1="4cm" svg:y1="12.25cm" svg:x2="6cm" svg:y2="13.375cm" draw:start-shape="id159" draw:start-glue-point="2" draw:end-shape="id151" draw:end-glue-point="3">
          <text:p text:style-name="P1"/>
        </draw:connector>
        <draw:connector draw:style-name="gr5" draw:text-style-name="P6" draw:id="id162" draw:layer="layout" draw:line-skew="-0.5cm" svg:x1="2.5cm" svg:y1="2.875cm" svg:x2="2.5cm" svg:y2="4.375cm" draw:start-shape="id143" draw:start-glue-point="3" draw:end-shape="id145" draw:end-glue-point="3">
          <text:p text:style-name="P1"/>
        </draw:connector>
        <draw:connector draw:style-name="gr5" draw:text-style-name="P6" draw:layer="layout" draw:line-skew="-0.5cm" svg:x1="2.5cm" svg:y1="4.375cm" svg:x2="2.5cm" svg:y2="5.875cm" draw:start-shape="id145" draw:start-glue-point="3" draw:end-shape="id157" draw:end-glue-point="3">
          <text:p text:style-name="P1"/>
        </draw:connector>
        <draw:connector draw:style-name="gr5" draw:text-style-name="P6" draw:layer="layout" draw:line-skew="-0.5cm" svg:x1="2.5cm" svg:y1="5.875cm" svg:x2="2.5cm" svg:y2="10.375cm" draw:start-shape="id157" draw:start-glue-point="3" draw:end-shape="id160" draw:end-glue-point="3">
          <text:p text:style-name="P1"/>
        </draw:connector>
        <draw:connector draw:style-name="gr5" draw:text-style-name="P6" draw:layer="layout" draw:line-skew="-0.5cm" svg:x1="2.5cm" svg:y1="10.375cm" svg:x2="2.5cm" svg:y2="11.875cm" draw:start-shape="id160" draw:start-glue-point="3" draw:end-shape="id159" draw:end-glue-point="3">
          <text:p text:style-name="P1"/>
        </draw:connector>
        <draw:connector draw:style-name="gr5" draw:text-style-name="P6" draw:layer="layout" draw:line-skew="-0.5cm" svg:x1="2.5cm" svg:y1="11.875cm" svg:x2="2.5cm" svg:y2="14.875cm" draw:start-shape="id159" draw:start-glue-point="3" draw:end-shape="id153" draw:end-glue-point="3">
          <text:p text:style-name="P1"/>
        </draw:connector>
        <draw:connector draw:style-name="gr5" draw:text-style-name="P6" draw:layer="layout" draw:line-skew="-0.5cm" svg:x1="2.5cm" svg:y1="14.875cm" svg:x2="2.5cm" svg:y2="16.375cm" draw:start-shape="id153" draw:end-shape="id155" draw:end-glue-point="3">
          <text:p text:style-name="P1"/>
        </draw:connector>
        <draw:connector draw:style-name="gr5" draw:text-style-name="P6" draw:layer="layout" draw:line-skew="-0.5cm" svg:x1="2.5cm" svg:y1="16.375cm" svg:x2="2.5cm" svg:y2="17.875cm" draw:start-shape="id155" draw:start-glue-point="3" draw:end-shape="id161" draw:end-glue-point="3">
          <text:p text:style-name="P1"/>
        </draw:connector>
        <draw:connector draw:style-name="gr5" draw:text-style-name="P6" draw:layer="layout" draw:type="line" svg:x1="1.5cm" svg:y1="3.625cm" svg:x2="1.508cm" svg:y2="0.979cm" draw:start-shape="id162" draw:start-glue-point="0">
          <text:p text:style-name="P1"/>
        </draw:connector>
        <draw:connector draw:style-name="gr6" draw:text-style-name="P6" draw:layer="layout" draw:type="line" svg:x1="5.5cm" svg:y1="17.875cm" svg:x2="6cm" svg:y2="17.862cm" draw:start-shape="id161" draw:start-glue-point="1" draw:end-shape="id163" draw:end-glue-point="3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Berthold Gerdes</meta:initial-creator>
    <meta:creation-date>2007-07-10T16:48:14</meta:creation-date>
    <dc:creator>Berthold Gerdes</dc:creator>
    <dc:date>2007-07-11T14:45:34</dc:date>
    <meta:printed-by>Berthold Gerdes</meta:printed-by>
    <meta:print-date>2007-07-11T14:32:03</meta:print-date>
    <dc:language>de-DE</dc:language>
    <meta:editing-cycles>18</meta:editing-cycles>
    <meta:editing-duration>PT13H38M37S</meta:editing-duration>
    <meta:user-defined meta:name="Info 1"/>
    <meta:user-defined meta:name="Info 2"/>
    <meta:user-defined meta:name="Info 3"/>
    <meta:user-defined meta:name="Info 4"/>
    <meta:document-statistic meta:object-count="276"/>
  </office:meta>
</office:document-meta>
</file>